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style:text-position="-33% 8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3.1 Similarité du cosinus </text:h>
      <text:p text:style-name="Text_20_body">Pour calculer la similarité du cosinus on doit calculer le produit scalaire des deux vecteurs et le diviser par le produit des normes des deux vecteurs. <text:line-break/>Concrètement : </text:p>
      <text:list xml:id="list1516901551" text:style-name="L1">
        <text:list-item>
          <text:p text:style-name="P2">norme d'un vecteur <text:span text:style-name="Teletype"><text:span text:style-name="T1">T</text:span></text:span> de dimension <text:span text:style-name="Teletype"><text:span text:style-name="T1">n</text:span></text:span> : </text:p>
          <text:p text:style-name="P1"><text:s text:c="3"/>|T| = sqrt(T<text:span text:style-name="T2">1</text:span> * T<text:span text:style-name="T2">1</text:span> + T<text:span text:style-name="T2">2</text:span> * T<text:span text:style-name="T2">2</text:span> + ... + T<text:span text:style-name="T2">n</text:span> * T<text:span text:style-name="T2">n</text:span>)</text:p>
        </text:list-item>
        <text:list-item>
          <text:p text:style-name="P2">produit scalaire de deux vecteurs <text:span text:style-name="Teletype"><text:span text:style-name="T1">T</text:span></text:span> et <text:span text:style-name="Teletype"><text:span text:style-name="T1">U</text:span></text:span> de dimension <text:span text:style-name="Teletype"><text:span text:style-name="T1">n</text:span></text:span> : </text:p>
          <text:p text:style-name="P1"><text:s text:c="4"/>T . U = T<text:span text:style-name="T2">1</text:span> * U<text:span text:style-name="T2">1</text:span> + T<text:span text:style-name="T2">2</text:span> * U<text:span text:style-name="T2">2</text:span> + ... + T<text:span text:style-name="T2">n</text:span> * U<text:span text:style-name="T2">n</text:span></text:p>
        </text:list-item>
        <text:list-item>
          <text:p text:style-name="P2">similarité du cosinus de <text:span text:style-name="Teletype"><text:span text:style-name="T1">T</text:span></text:span> et <text:span text:style-name="Teletype"><text:span text:style-name="T1">U</text:span></text:span> </text:p>
          <text:p text:style-name="P1"><text:s text:c="4"/>simCos(T,U) = (T . U) / (|T| * |U|)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24T14:27:32.603000000</dc:date>
    <meta:editing-duration>PT9S</meta:editing-duration>
    <meta:editing-cycles>1</meta:editing-cycles>
    <meta:document-statistic meta:table-count="0" meta:image-count="0" meta:object-count="0" meta:page-count="1" meta:paragraph-count="8" meta:word-count="106" meta:character-count="464" meta:non-whitespace-character-count="354"/>
  </office:meta>
</office:document-meta>
</file>